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 D</text:p>
          </table:table-cell>
          <table:table-cell table:style-name="ce1" office:value-type="string" calcext:value-type="string">
            <text:p>Clark DM</text:p>
          </table:table-cell>
          <table:table-cell table:style-name="ce1" office:value-type="string" calcext:value-type="string">
            <text:p>Clark DFM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43.73812713711532</text:p>
          </table:table-cell>
          <table:table-cell office:value-type="float" office:value="46.0117178907797" calcext:value-type="float">
            <text:p>46.0117178908</text:p>
          </table:table-cell>
          <table:table-cell office:value-type="float" office:value="44.746945549801" calcext:value-type="float">
            <text:p>44.7469455498</text:p>
          </table:table-cell>
          <table:table-cell office:value-type="float" office:value="45.1978643844108" calcext:value-type="float">
            <text:p>45.1978643844</text:p>
          </table:table-cell>
          <table:table-cell office:value-type="string" calcext:value-type="string">
            <text:p>36.74138655042093</text:p>
          </table:table-cell>
          <table:table-cell office:value-type="string" calcext:value-type="string">
            <text:p>38.81251374752544</text:p>
          </table:table-cell>
          <table:table-cell office:value-type="float" office:value="44.4494990901638" calcext:value-type="float">
            <text:p>44.4494990902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50.73297801065968</text:p>
          </table:table-cell>
          <table:table-cell office:value-type="float" office:value="44.1801745947622" calcext:value-type="float">
            <text:p>44.1801745948</text:p>
          </table:table-cell>
          <table:table-cell office:value-type="float" office:value="41.9397418077458" calcext:value-type="float">
            <text:p>41.9397418077</text:p>
          </table:table-cell>
          <table:table-cell office:value-type="float" office:value="47.8380648580543" calcext:value-type="float">
            <text:p>47.8380648581</text:p>
          </table:table-cell>
          <table:table-cell office:value-type="string" calcext:value-type="string">
            <text:p>45.323640290791275</text:p>
          </table:table-cell>
          <table:table-cell office:value-type="string" calcext:value-type="string">
            <text:p>39.904802855914326</text:p>
          </table:table-cell>
          <table:table-cell office:value-type="float" office:value="39.503314900553" calcext:value-type="float">
            <text:p>39.5033149006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51.334229986550206</text:p>
          </table:table-cell>
          <table:table-cell office:value-type="float" office:value="46.9302960455593" calcext:value-type="float">
            <text:p>46.9302960456</text:p>
          </table:table-cell>
          <table:table-cell office:value-type="float" office:value="57.4246386304205" calcext:value-type="float">
            <text:p>57.4246386304</text:p>
          </table:table-cell>
          <table:table-cell office:value-type="float" office:value="56.2926556101658" calcext:value-type="float">
            <text:p>56.2926556102</text:p>
          </table:table-cell>
          <table:table-cell office:value-type="string" calcext:value-type="string">
            <text:p>51.41772873406899</text:p>
          </table:table-cell>
          <table:table-cell office:value-type="string" calcext:value-type="string">
            <text:p>54.232686509702354</text:p>
          </table:table-cell>
          <table:table-cell office:value-type="float" office:value="55.488667669985" calcext:value-type="float">
            <text:p>55.4886676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46.4698735544256</text:p>
          </table:table-cell>
          <table:table-cell office:value-type="float" office:value="44.5219417320394" calcext:value-type="float">
            <text:p>44.521941732</text:p>
          </table:table-cell>
          <table:table-cell office:value-type="float" office:value="40.515081972131" calcext:value-type="float">
            <text:p>40.5150819721</text:p>
          </table:table-cell>
          <table:table-cell office:value-type="float" office:value="45.6039038633648" calcext:value-type="float">
            <text:p>45.6039038634</text:p>
          </table:table-cell>
          <table:table-cell office:value-type="string" calcext:value-type="string">
            <text:p>35.775247866324676</text:p>
          </table:table-cell>
          <table:table-cell office:value-type="string" calcext:value-type="string">
            <text:p>41.65654202102927</text:p>
          </table:table-cell>
          <table:table-cell office:value-type="float" office:value="39.0896318628848" calcext:value-type="float">
            <text:p>39.0896318629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50.65474017889732</text:p>
          </table:table-cell>
          <table:table-cell office:value-type="float" office:value="52.2232166517502" calcext:value-type="float">
            <text:p>52.2232166518</text:p>
          </table:table-cell>
          <table:table-cell office:value-type="float" office:value="50.3882441763374" calcext:value-type="float">
            <text:p>50.3882441763</text:p>
          </table:table-cell>
          <table:table-cell office:value-type="float" office:value="54.5451818222727" calcext:value-type="float">
            <text:p>54.5451818223</text:p>
          </table:table-cell>
          <table:table-cell office:value-type="string" calcext:value-type="string">
            <text:p>52.095718564221535</text:p>
          </table:table-cell>
          <table:table-cell office:value-type="string" calcext:value-type="string">
            <text:p>54.09218861717074</text:p>
          </table:table-cell>
          <table:table-cell office:value-type="float" office:value="55.8611620825688" calcext:value-type="float">
            <text:p>55.861162082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53.513162170945726</text:p>
          </table:table-cell>
          <table:table-cell office:value-type="float" office:value="44.1828954276143" calcext:value-type="float">
            <text:p>44.1828954276</text:p>
          </table:table-cell>
          <table:table-cell office:value-type="float" office:value="53.8936526586835" calcext:value-type="float">
            <text:p>53.8936526587</text:p>
          </table:table-cell>
          <table:table-cell office:value-type="float" office:value="60.2659933501663" calcext:value-type="float">
            <text:p>60.2659933502</text:p>
          </table:table-cell>
          <table:table-cell office:value-type="string" calcext:value-type="string">
            <text:p>45.043373915652104</text:p>
          </table:table-cell>
          <table:table-cell office:value-type="string" calcext:value-type="string">
            <text:p>49.5097622559436</text:p>
          </table:table-cell>
          <table:table-cell office:value-type="float" office:value="50.7747306317342" calcext:value-type="float">
            <text:p>50.774730631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39.095522611934705</text:p>
          </table:table-cell>
          <table:table-cell office:value-type="float" office:value="40.2974925626859" calcext:value-type="float">
            <text:p>40.2974925627</text:p>
          </table:table-cell>
          <table:table-cell office:value-type="float" office:value="36.089597760056" calcext:value-type="float">
            <text:p>36.0895977601</text:p>
          </table:table-cell>
          <table:table-cell office:value-type="float" office:value="36.6190845228869" calcext:value-type="float">
            <text:p>36.6190845229</text:p>
          </table:table-cell>
          <table:table-cell office:value-type="string" calcext:value-type="string">
            <text:p>43.70940726481838</text:p>
          </table:table-cell>
          <table:table-cell office:value-type="string" calcext:value-type="string">
            <text:p>46.84582885427864</text:p>
          </table:table-cell>
          <table:table-cell office:value-type="float" office:value="51.0982225444364" calcext:value-type="float">
            <text:p>51.0982225444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42.96142231466112</text:p>
          </table:table-cell>
          <table:table-cell office:value-type="float" office:value="44.8213107213567" calcext:value-type="float">
            <text:p>44.8213107214</text:p>
          </table:table-cell>
          <table:table-cell office:value-type="float" office:value="50.6749595024299" calcext:value-type="float">
            <text:p>50.6749595024</text:p>
          </table:table-cell>
          <table:table-cell/>
          <table:table-cell office:value-type="string" calcext:value-type="string">
            <text:p>44.866308021518705</text:p>
          </table:table-cell>
          <table:table-cell office:value-type="string" calcext:value-type="string">
            <text:p>36.65930044197348</text:p>
          </table:table-cell>
          <table:table-cell office:value-type="float" office:value="48.4910905345679" calcext:value-type="float">
            <text:p>48.4910905346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45.34827325863371</text:p>
          </table:table-cell>
          <table:table-cell office:value-type="float" office:value="40.6102969485153" calcext:value-type="float">
            <text:p>40.6102969485</text:p>
          </table:table-cell>
          <table:table-cell office:value-type="float" office:value="39.2863035684822" calcext:value-type="float">
            <text:p>39.2863035685</text:p>
          </table:table-cell>
          <table:table-cell office:value-type="float" office:value="38.2838085809571" calcext:value-type="float">
            <text:p>38.283808581</text:p>
          </table:table-cell>
          <table:table-cell office:value-type="string" calcext:value-type="string">
            <text:p>37.4638126809366</text:p>
          </table:table-cell>
          <table:table-cell office:value-type="string" calcext:value-type="string">
            <text:p>38.46030769846151</text:p>
          </table:table-cell>
          <table:table-cell office:value-type="float" office:value="39.6278018609907" calcext:value-type="float">
            <text:p>39.627801861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49.755024497550245</text:p>
          </table:table-cell>
          <table:table-cell office:value-type="float" office:value="50.0499950005" calcext:value-type="float">
            <text:p>50.0499950005</text:p>
          </table:table-cell>
          <table:table-cell office:value-type="float" office:value="48.3461653834617" calcext:value-type="float">
            <text:p>48.3461653835</text:p>
          </table:table-cell>
          <table:table-cell office:value-type="float" office:value="52.2157784221578" calcext:value-type="float">
            <text:p>52.2157784222</text:p>
          </table:table-cell>
          <table:table-cell office:value-type="string" calcext:value-type="string">
            <text:p>47.42725727427257</text:p>
          </table:table-cell>
          <table:table-cell office:value-type="string" calcext:value-type="string">
            <text:p>53.45265473452655</text:p>
          </table:table-cell>
          <table:table-cell office:value-type="float" office:value="56.8733126687331" calcext:value-type="float">
            <text:p>56.8733126687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49.37977170799022</text:p>
          </table:table-cell>
          <table:table-cell office:value-type="float" office:value="42.4785132520362" calcext:value-type="float">
            <text:p>42.478513252</text:p>
          </table:table-cell>
          <table:table-cell office:value-type="float" office:value="48.5967991120311" calcext:value-type="float">
            <text:p>48.596799112</text:p>
          </table:table-cell>
          <table:table-cell office:value-type="float" office:value="51.6406925757599" calcext:value-type="float">
            <text:p>51.6406925758</text:p>
          </table:table-cell>
          <table:table-cell office:value-type="string" calcext:value-type="string">
            <text:p>36.944706935257265</text:p>
          </table:table-cell>
          <table:table-cell office:value-type="string" calcext:value-type="string">
            <text:p>38.391156309529165</text:p>
          </table:table-cell>
          <table:table-cell office:value-type="float" office:value="39.6866109686161" calcext:value-type="float">
            <text:p>39.6866109686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39.768005799855004</text:p>
          </table:table-cell>
          <table:table-cell office:value-type="float" office:value="38.936026599335" calcext:value-type="float">
            <text:p>38.9360265993</text:p>
          </table:table-cell>
          <table:table-cell office:value-type="float" office:value="28.6967825804355" calcext:value-type="float">
            <text:p>28.6967825804</text:p>
          </table:table-cell>
          <table:table-cell office:value-type="float" office:value="35.5396115097122" calcext:value-type="float">
            <text:p>35.5396115097</text:p>
          </table:table-cell>
          <table:table-cell office:value-type="string" calcext:value-type="string">
            <text:p>32.00619984500388</text:p>
          </table:table-cell>
          <table:table-cell office:value-type="string" calcext:value-type="string">
            <text:p>33.89765255868603</text:p>
          </table:table-cell>
          <table:table-cell office:value-type="float" office:value="40.8969775755606" calcext:value-type="float">
            <text:p>40.8969775756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42.242719660042496</text:p>
          </table:table-cell>
          <table:table-cell office:value-type="float" office:value="38.9101362329709" calcext:value-type="float">
            <text:p>38.910136233</text:p>
          </table:table-cell>
          <table:table-cell office:value-type="float" office:value="39.5355580552431" calcext:value-type="float">
            <text:p>39.5355580552</text:p>
          </table:table-cell>
          <table:table-cell office:value-type="float" office:value="49.2248468941382" calcext:value-type="float">
            <text:p>49.2248468941</text:p>
          </table:table-cell>
          <table:table-cell office:value-type="string" calcext:value-type="string">
            <text:p>35.01812273465817</text:p>
          </table:table-cell>
          <table:table-cell office:value-type="string" calcext:value-type="string">
            <text:p>37.025371828521436</text:p>
          </table:table-cell>
          <table:table-cell office:value-type="float" office:value="44.6814148231471" calcext:value-type="float">
            <text:p>44.6814148231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52.78258261260811</text:p>
          </table:table-cell>
          <table:table-cell office:value-type="float" office:value="47.4478828175774" calcext:value-type="float">
            <text:p>47.4478828176</text:p>
          </table:table-cell>
          <table:table-cell office:value-type="float" office:value="57.2429135629656" calcext:value-type="float">
            <text:p>57.242913563</text:p>
          </table:table-cell>
          <table:table-cell office:value-type="float" office:value="59.1696245563166" calcext:value-type="float">
            <text:p>59.1696245563</text:p>
          </table:table-cell>
          <table:table-cell office:value-type="string" calcext:value-type="string">
            <text:p>44.35134729790531</text:p>
          </table:table-cell>
          <table:table-cell office:value-type="string" calcext:value-type="string">
            <text:p>49.332100184972255</text:p>
          </table:table-cell>
          <table:table-cell office:value-type="float" office:value="50.4959256111583" calcext:value-type="float">
            <text:p>50.4959256112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([.B2]+[.B3]+[.B4]+[.B5]+[.B6]+[.B7]+[.B8]+[.B9]+[.B10]+[.B11]+[.B12]+[.B13]+[.B14]+[.B15])/14" office:value-type="float" office:value="46.9840309644193" calcext:value-type="float">
            <text:p>46.9840309644</text:p>
          </table:table-cell>
          <table:table-cell table:formula="of:=SUM([.C2:.C15])/14" office:value-type="float" office:value="44.4001354626773" calcext:value-type="float">
            <text:p>44.4001354627</text:p>
          </table:table-cell>
          <table:table-cell table:formula="of:=SUM([.D2:.D15])/14" office:value-type="float" office:value="45.5269560228732" calcext:value-type="float">
            <text:p>45.5269560229</text:p>
          </table:table-cell>
          <table:table-cell table:formula="of:=SUM([.E2:.E15])/13" office:value-type="float" office:value="48.6490085346433" calcext:value-type="float">
            <text:p>48.6490085346</text:p>
          </table:table-cell>
          <table:table-cell table:formula="of:=([.F2]+[.F3]+[.F4]+[.F5]+[.F6]+[.F7]+[.F8]+[.F9]+[.F10]+[.F11]+[.F12]+[.F13]+[.F14]+[.F15])/14" office:value-type="float" office:value="42.0131612839893" calcext:value-type="float">
            <text:p>42.013161284</text:p>
          </table:table-cell>
          <table:table-cell table:formula="of:=([.G2]+[.G3]+[.G4]+[.G5]+[.G6]+[.G7]+[.G8]+[.G9]+[.G10]+[.G11]+[.G12]+[.G13]+[.G14]+[.G15])/14" office:value-type="float" office:value="43.7337763298739" calcext:value-type="float">
            <text:p>43.7337763299</text:p>
          </table:table-cell>
          <table:table-cell table:formula="of:=([.H2]+[.H3]+[.H4]+[.H5]+[.H6]+[.H7]+[.H8]+[.H9]+[.H10]+[.H11]+[.H12]+[.H13]+[.H14]+[.H15])/14" office:value-type="float" office:value="46.9298830589357" calcext:value-type="float">
            <text:p>46.9298830589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4.64881417469696" calcext:value-type="float">
            <text:p>4.6488141747</text:p>
          </table:table-cell>
          <table:table-cell table:formula="of:=SQRT((([.C2]-[.C16])^2+([.C3]-[.C16])^2+([.C4]-[.C16])^2+([.C5]-[.C16])^2+([.C6]-[.C16])^2+([.C7]-[.C16])^2+([.C8]-[.C16])^2+([.C9]-[.C16])^2+([.C10]-[.C16])^2+([.C11]-[.C16])^2+([.C12]-[.C16])^2+([.C13]-[.C16])^2+([.C14]-[.C16])^2+([.C15]-[.C16])^2)/14)" office:value-type="float" office:value="3.84132372802059" calcext:value-type="float">
            <text:p>3.841323728</text:p>
          </table:table-cell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8.02710822714603" calcext:value-type="float">
            <text:p>8.0271082271</text:p>
          </table:table-cell>
          <table:table-cell table:formula="of:=SQRT((([.E2]-[.E16])^2+([.E3]-[.E16])^2+([.E4]-[.E16])^2+([.E5]-[.E16])^2+([.E6]-[.E16])^2+([.E7]-[.E16])^2+([.E8]-[.E16])^2+([.E10]-[.E16])^2+([.E11]-[.E16])^2+([.E12]-[.E16])^2+([.E13]-[.E16])^2+([.E14]-[.E16])^2+([.E15]-[.E16])^2)/13)" office:value-type="float" office:value="7.87735277966196" calcext:value-type="float">
            <text:p>7.8773527797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6.08394475199082" calcext:value-type="float">
            <text:p>6.083944752</text:p>
          </table:table-cell>
          <table:table-cell table:formula="of:=SQRT((([.G2]-[.G16])^2+([.G3]-[.G16])^2+([.G4]-[.G16])^2+([.G5]-[.G16])^2+([.G6]-[.G16])^2+([.G7]-[.G16])^2+([.G8]-[.G16])^2+([.G9]-[.G16])^2+([.G10]-[.G16])^2+([.G11]-[.G16])^2+([.G12]-[.G16])^2+([.G13]-[.G16])^2+([.G14]-[.G16])^2+([.G15]-[.G16])^2)/14)" office:value-type="float" office:value="6.95760934135492" calcext:value-type="float">
            <text:p>6.9576093414</text:p>
          </table:table-cell>
          <table:table-cell table:formula="of:=SQRT((([.H2]-[.H16])^2+([.H3]-[.H16])^2+([.H4]-[.H16])^2+([.H5]-[.H16])^2+([.H6]-[.H16])^2+([.H7]-[.H16])^2+([.H8]-[.H16])^2+([.H9]-[.H16])^2+([.H10]-[.H16])^2+([.H11]-[.H16])^2+([.H12]-[.H16])^2+([.H13]-[.H16])^2+([.H14]-[.H16])^2+([.H15]-[.H16])^2)/14)" office:value-type="float" office:value="6.37639039766053" calcext:value-type="float">
            <text:p>6.3763903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1:16:18.71924711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14T21:16:38.027197345</dc:date>
    <meta:editing-duration>PT7H58M30S</meta:editing-duration>
    <meta:editing-cycles>20</meta:editing-cycles>
    <meta:document-statistic meta:table-count="1" meta:cell-count="135" meta:object-count="0"/>
  </office:meta>
</office:document-meta>
</file>